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8acb" officeooo:paragraph-rsid="00118a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l progetto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5T19:01:22.392000000</meta:creation-date>
    <meta:generator>LibreOffice/24.2.1.2$Windows_X86_64 LibreOffice_project/db4def46b0453cc22e2d0305797cf981b68ef5ac</meta:generator>
    <dc:date>2024-03-15T19:45:02.092000000</dc:date>
    <meta:editing-duration>PT28M31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0"/>
  </office:meta>
</office:document-meta>
</file>